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429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3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-az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</table:table-row>
        <table:table-row table:style-name="ro1">
          <table:table-cell office:value-type="string" calcext:value-type="string">
            <text:p>Mon Mar 13 13:29:34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1055.25584840775" calcext:value-type="float">
            <text:p>1055.25584840775</text:p>
          </table:table-cell>
          <table:table-cell office:value-type="float" office:value="2.49668020339966" calcext:value-type="float">
            <text:p>2.49668020339966</text:p>
          </table:table-cell>
        </table:table-row>
        <table:table-row table:style-name="ro1">
          <table:table-cell office:value-type="string" calcext:value-type="string">
            <text:p>Mon Mar 13 13:48:38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1390.92927908897" calcext:value-type="float">
            <text:p>1390.92927908897</text:p>
          </table:table-cell>
          <table:table-cell office:value-type="float" office:value="2.49668020339966" calcext:value-type="float">
            <text:p>2.49668020339966</text:p>
          </table:table-cell>
        </table:table-row>
        <table:table-row table:style-name="ro1">
          <table:table-cell office:value-type="string" calcext:value-type="string">
            <text:p>Mon Mar 13 14:13:42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1634.1948530674" calcext:value-type="float">
            <text:p>1634.1948530674</text:p>
          </table:table-cell>
          <table:table-cell office:value-type="float" office:value="3.75173343673706" calcext:value-type="float">
            <text:p>3.75173343673706</text:p>
          </table:table-cell>
        </table:table-row>
        <table:table-row table:style-name="ro1">
          <table:table-cell office:value-type="string" calcext:value-type="string">
            <text:p>Mon Mar 13 14:42:46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772.759892940521" calcext:value-type="float">
            <text:p>772.759892940521</text:p>
          </table:table-cell>
          <table:table-cell office:value-type="float" office:value="1.52573456563354" calcext:value-type="float">
            <text:p>1.52573456563354</text:p>
          </table:table-cell>
        </table:table-row>
        <table:table-row table:style-name="ro1">
          <table:table-cell office:value-type="string" calcext:value-type="string">
            <text:p>Mon Mar 13 14:57:50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1361.88982224464" calcext:value-type="float">
            <text:p>1361.88982224464</text:p>
          </table:table-cell>
          <table:table-cell office:value-type="float" office:value="3.75173343673706" calcext:value-type="float">
            <text:p>3.75173343673706</text:p>
          </table:table-cell>
        </table:table-row>
        <table:table-row table:style-name="ro1">
          <table:table-cell office:value-type="string" calcext:value-type="string">
            <text:p>Mon Mar 13 15:21:54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1255.39691877365" calcext:value-type="float">
            <text:p>1255.39691877365</text:p>
          </table:table-cell>
          <table:table-cell office:value-type="float" office:value="2.49668020339966" calcext:value-type="float">
            <text:p>2.49668020339966</text:p>
          </table:table-cell>
        </table:table-row>
        <table:table-row table:style-name="ro1">
          <table:table-cell office:value-type="string" calcext:value-type="string">
            <text:p>Mon Mar 13 15:44:58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885.434445142746" calcext:value-type="float">
            <text:p>885.434445142746</text:p>
          </table:table-cell>
          <table:table-cell office:value-type="float" office:value="1.52573456563354" calcext:value-type="float">
            <text:p>1.52573456563354</text:p>
          </table:table-cell>
        </table:table-row>
        <table:table-row table:style-name="ro1">
          <table:table-cell office:value-type="string" calcext:value-type="string">
            <text:p>Mon Mar 13 16:01:02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1925.60066604614" calcext:value-type="float">
            <text:p>1925.60066604614</text:p>
          </table:table-cell>
          <table:table-cell office:value-type="float" office:value="3.75173343673706" calcext:value-type="float">
            <text:p>3.75173343673706</text:p>
          </table:table-cell>
        </table:table-row>
        <table:table-row table:style-name="ro1">
          <table:table-cell office:value-type="string" calcext:value-type="string">
            <text:p>Mon Mar 13 16:35:07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751.195025682449" calcext:value-type="float">
            <text:p>751.195025682449</text:p>
          </table:table-cell>
          <table:table-cell office:value-type="float" office:value="1.52573456563354" calcext:value-type="float">
            <text:p>1.52573456563354</text:p>
          </table:table-cell>
        </table:table-row>
      </table:table>
      <table:table table:name="Pivot Table_out-azure_1" table:style-name="ta1">
        <table:table-column table:style-name="co5" table:default-cell-style-name="ce1"/>
        <table:table-column table:style-name="co5" table:default-cell-style-name="ce6"/>
        <table:table-column table:style-name="co5" table:default-cell-style-name="ce11"/>
        <table:table-column table:style-name="co5" table:default-cell-style-name="ce16"/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7" office:value-type="string" calcext:value-type="string">
            <text:p>Selectivity</text:p>
          </table:table-cell>
          <table:table-cell table:style-name="ce12" office:value-type="string" calcext:value-type="string">
            <text:p>Median - Total Time (s)</text:p>
          </table:table-cell>
          <table:table-cell table:style-name="ce17" office:value-type="string" calcext:value-type="string">
            <text:p>Median - Cost ($)</text:p>
          </table:table-cell>
        </table:table-row>
        <table:table-row table:style-name="ro1">
          <table:table-cell table:style-name="ce3" office:value-type="string" calcext:value-type="string">
            <text:p>HSDS</text:p>
          </table:table-cell>
          <table:table-cell table:style-name="ce8" office:value-type="float" office:value="0.01" calcext:value-type="float">
            <text:p>0.01</text:p>
          </table:table-cell>
          <table:table-cell table:style-name="ce13" office:value-type="float" office:value="772.759892940521" calcext:value-type="float">
            <text:p>772.759892940521</text:p>
          </table:table-cell>
          <table:table-cell table:style-name="ce18" office:value-type="float" office:value="1.52573456563354" calcext:value-type="float">
            <text:p>1.52573456563354</text:p>
          </table:table-cell>
        </table:table-row>
        <table:table-row table:style-name="ro1">
          <table:table-cell table:style-name="ce4"/>
          <table:table-cell table:style-name="ce9" office:value-type="float" office:value="0.05" calcext:value-type="float">
            <text:p>0.05</text:p>
          </table:table-cell>
          <table:table-cell table:style-name="ce14" office:value-type="float" office:value="1255.39691877365" calcext:value-type="float">
            <text:p>1255.39691877365</text:p>
          </table:table-cell>
          <table:table-cell table:style-name="ce19" office:value-type="float" office:value="2.49668020339966" calcext:value-type="float">
            <text:p>2.49668020339966</text:p>
          </table:table-cell>
        </table:table-row>
        <table:table-row table:style-name="ro1">
          <table:table-cell table:style-name="ce5"/>
          <table:table-cell table:style-name="ce10" office:value-type="float" office:value="0.1" calcext:value-type="float">
            <text:p>0.1</text:p>
          </table:table-cell>
          <table:table-cell table:style-name="ce15" office:value-type="float" office:value="1634.1948530674" calcext:value-type="float">
            <text:p>1634.1948530674</text:p>
          </table:table-cell>
          <table:table-cell table:style-name="ce20" office:value-type="float" office:value="3.75173343673706" calcext:value-type="float">
            <text:p>3.75173343673706</text:p>
          </table:table-cell>
        </table:table-row>
      </table:table>
      <table:named-expressions/>
      <table:data-pilot-tables>
        <table:data-pilot-table table:name="DataPilot1" table:application-data="" table:target-range-address="'Pivot Table_out-azure_1'.A1:'Pivot Table_out-azure_1'.D5" table:buttons="'Pivot Table_out-azure_1'.A2 'Pivot Table_out-azure_1'.B2 'Pivot Table_out-azure_1'.C1" table:grand-total="none" table:show-filter-button="false">
          <table:source-cell-range table:cell-range-address="'out-azure'.A1:'out-azure'.E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HSD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751.195025682449" table:display="true" table:show-details="true"/>
                <table:data-pilot-member table:name="772.759892940521" table:display="true" table:show-details="true"/>
                <table:data-pilot-member table:name="885.434445142746" table:display="true" table:show-details="true"/>
                <table:data-pilot-member table:name="1055.25584840775" table:display="true" table:show-details="true"/>
                <table:data-pilot-member table:name="1255.39691877365" table:display="true" table:show-details="true"/>
                <table:data-pilot-member table:name="1361.88982224464" table:display="true" table:show-details="true"/>
                <table:data-pilot-member table:name="1390.92927908897" table:display="true" table:show-details="true"/>
                <table:data-pilot-member table:name="1634.1948530674" table:display="true" table:show-details="true"/>
                <table:data-pilot-member table:name="1925.600666046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1.52573456563354" table:display="true" table:show-details="true"/>
                <table:data-pilot-member table:name="2.49668020339966" table:display="true" table:show-details="true"/>
                <table:data-pilot-member table:name="3.751733436737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17T23:17:27.211775506</dc:date>
    <meta:editing-duration>PT2M44S</meta:editing-duration>
    <meta:editing-cycles>1</meta:editing-cycles>
    <meta:document-statistic meta:table-count="2" meta:cell-count="65" meta:object-count="0"/>
    <meta:generator>LibreOffice/7.2.4.1$MacOSX_X86_64 LibreOffice_project/27d75539669ac387bb498e35313b970b7fe9c4f9</meta:generator>
  </office:meta>
</office:document-meta>
</file>